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8D2E0ED54799A72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855cm, 1.553cm, 10.497cm, 2.42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53cm" svg:height="19.8cm" svg:x="0.892cm" svg:y="2.491cm">
          <draw:image xlink:href="Pictures/10000000000005E8000007E08D2E0ED54799A72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7:36:12.761397246</dc:date>
    <meta:editing-duration>PT3M31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